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 style:data-style-name="N0">
      <style:table-cell-properties style:text-align-source="fix" style:repeat-content="false" fo:background-color="transparent" style:rotation-align="none"/>
      <style:paragraph-properties fo:text-align="end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0">
      <style:table-cell-properties fo:background-color="#e0c2cd" style:rotation-align="none"/>
      <style:text-properties style:use-window-font-color="true"/>
    </style:style>
    <style:style style:name="ce9" style:family="table-cell" style:parent-style-name="Default" style:data-style-name="N0">
      <style:table-cell-properties fo:background-color="transparent" style:rotation-align="none"/>
      <style:text-properties style:use-window-font-color="true"/>
    </style:style>
    <style:style style:name="ce7" style:family="table-cell" style:parent-style-name="Default" style:data-style-name="N0">
      <style:table-cell-properties fo:background-color="transparent"/>
      <style:text-properties style:use-window-font-color="true"/>
    </style:style>
    <style:style style:name="ce5" style:family="table-cell" style:parent-style-name="Default" style:data-style-name="N0">
      <style:table-cell-properties style:text-align-source="fix" style:repeat-content="false" fo:background-color="transparent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ffd7d7" style:rotation-align="none"/>
      <style:text-properties style:use-window-font-color="true"/>
    </style:style>
    <style:style style:name="ce11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0">
      <style:table-cell-properties fo:background-color="#dedce6"/>
      <style:text-properties style:use-window-font-color="true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ce7"/>
        <table:table-column table:style-name="co1" table:number-columns-repeated="8" table:default-cell-style-name="Default"/>
        <table:table-column table:style-name="co1" table:number-columns-repeated="983" table:default-cell-style-name="ce7"/>
        <table:table-column table:style-name="co1" table:number-columns-repeated="5" table:default-cell-style-name="ce14"/>
        <table:table-row table:style-name="ro1">
          <table:table-cell table:style-name="ce8" table:number-columns-repeated="2"/>
          <table:table-cell table:style-name="ce5"/>
          <table:table-cell table:style-name="ce8" table:number-columns-repeated="5"/>
          <table:table-cell table:style-name="ce5" office:value-type="string" calcext:value-type="string">
            <text:p>nr</text:p>
          </table:table-cell>
          <table:table-cell table:style-name="ce8" office:value-type="string" calcext:value-type="string">
            <text:p>Diam / mm</text:p>
          </table:table-cell>
          <table:table-cell table:style-name="ce8" office:value-type="string" calcext:value-type="string">
            <text:p><text:s/></text:p>
          </table:table-cell>
          <table:table-cell table:style-name="ce8" table:number-columns-repeated="4"/>
          <table:table-cell table:style-name="ce5"/>
          <table:table-cell table:style-name="ce11" table:number-columns-repeated="4"/>
          <table:table-cell table:number-columns-repeated="4" table:style-name="ce11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8"/>
          <table:table-cell table:style-name="ce11" table:number-columns-repeated="983"/>
          <table:table-cell table:style-name="ce13" table:number-columns-repeated="4"/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78152867692508" calcext:value-type="float">
            <text:p>2.7815286769250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22646360570491" calcext:value-type="float">
            <text:p>2.22646360570491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99999999999999" calcext:value-type="float">
            <text:p>0.199999999999999</text:p>
          </table:table-cell>
          <table:table-cell table:style-name="ce6" office:value-type="float" office:value="4.3" calcext:value-type="float">
            <text:p>4.3</text:p>
          </table:table-cell>
          <table:table-cell table:style-name="ce6" office:value-type="float" office:value="2.62483522012497" calcext:value-type="float">
            <text:p>2.6248352201249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3.47448968867009" calcext:value-type="float">
            <text:p>3.47448968867009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.09999999999999" calcext:value-type="float">
            <text:p>4.09999999999999</text:p>
          </table:table-cell>
          <table:table-cell table:style-name="ce12" office:value-type="float" office:value="1.78216583" calcext:value-type="float">
            <text:p>1.7821658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76605487337181" calcext:value-type="float">
            <text:p>2.76605487337181</text:p>
          </table:table-cell>
          <table:table-cell table:style-name="ce10" office:value-type="float" office:value="2.78152867692508" calcext:value-type="float">
            <text:p>2.7815286769250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21654932532067" calcext:value-type="float">
            <text:p>2.21654932532067</text:p>
          </table:table-cell>
          <table:table-cell table:style-name="ce10" office:value-type="float" office:value="2.22646360570491" calcext:value-type="float">
            <text:p>2.2264636057049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399999999999999" calcext:value-type="float">
            <text:p>0.399999999999999</text:p>
          </table:table-cell>
          <table:table-cell table:style-name="ce6" office:value-type="float" office:value="4.26813205187278" calcext:value-type="float">
            <text:p>4.26813205187278</text:p>
          </table:table-cell>
          <table:table-cell table:style-name="ce6" office:value-type="float" office:value="6.92483522012497" calcext:value-type="float">
            <text:p>6.9248352201249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.4" calcext:value-type="float">
            <text:p>3.4</text:p>
          </table:table-cell>
          <table:table-cell table:style-name="ce6" office:value-type="float" office:value="3.45034553145488" calcext:value-type="float">
            <text:p>3.45034553145488</text:p>
          </table:table-cell>
          <table:table-cell table:style-name="ce6" office:value-type="float" office:value="3.47448968867009" calcext:value-type="float">
            <text:p>3.4744896886700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.04999999999999" calcext:value-type="float">
            <text:p>4.04999999999999</text:p>
          </table:table-cell>
          <table:table-cell table:style-name="ce12" office:value-type="float" office:value="1.77581431414794" calcext:value-type="float">
            <text:p>1.77581431414794</text:p>
          </table:table-cell>
          <table:table-cell table:style-name="ce12" office:value-type="float" office:value="1.78117088456393" calcext:value-type="float">
            <text:p>1.78117088456393</text:p>
          </table:table-cell>
          <table:table-cell table:number-columns-repeated="1002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75066715147515" calcext:value-type="float">
            <text:p>2.75066715147515</text:p>
          </table:table-cell>
          <table:table-cell table:style-name="ce10" office:value-type="float" office:value="5.54758355029689" calcext:value-type="float">
            <text:p>5.5475835502968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20667919250538" calcext:value-type="float">
            <text:p>2.20667919250538</text:p>
          </table:table-cell>
          <table:table-cell table:style-name="ce10" office:value-type="float" office:value="4.44301293102558" calcext:value-type="float">
            <text:p>4.4430129310255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599999999999999" calcext:value-type="float">
            <text:p>0.599999999999999</text:p>
          </table:table-cell>
          <table:table-cell table:style-name="ce6" office:value-type="float" office:value="4.23847387221291" calcext:value-type="float">
            <text:p>4.23847387221291</text:p>
          </table:table-cell>
          <table:table-cell table:style-name="ce6" office:value-type="float" office:value="11.1929672719978" calcext:value-type="float">
            <text:p>11.192967271997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3.42636915149039" calcext:value-type="float">
            <text:p>3.42636915149039</text:p>
          </table:table-cell>
          <table:table-cell table:style-name="ce6" office:value-type="float" office:value="6.92483522012497" calcext:value-type="float">
            <text:p>6.9248352201249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.99999999999999" calcext:value-type="float">
            <text:p>3.99999999999999</text:p>
          </table:table-cell>
          <table:table-cell table:style-name="ce12" office:value-type="float" office:value="1.76948543465942" calcext:value-type="float">
            <text:p>1.76948543465942</text:p>
          </table:table-cell>
          <table:table-cell table:style-name="ce12" office:value-type="float" office:value="3.55698519871187" calcext:value-type="float">
            <text:p>3.55698519871187</text:p>
          </table:table-cell>
          <table:table-cell table:number-columns-repeated="1002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7353650323579" calcext:value-type="float">
            <text:p>2.7353650323579</text:p>
          </table:table-cell>
          <table:table-cell table:style-name="ce10" office:value-type="float" office:value="8.29825070177204" calcext:value-type="float">
            <text:p>8.2982507017720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19685301067312" calcext:value-type="float">
            <text:p>2.19685301067312</text:p>
          </table:table-cell>
          <table:table-cell table:style-name="ce10" office:value-type="float" office:value="6.64969212353095" calcext:value-type="float">
            <text:p>6.6496921235309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799999999999999" calcext:value-type="float">
            <text:p>0.799999999999999</text:p>
          </table:table-cell>
          <table:table-cell table:style-name="ce6" office:value-type="float" office:value="4.20902012685512" calcext:value-type="float">
            <text:p>4.20902012685512</text:p>
          </table:table-cell>
          <table:table-cell table:style-name="ce6" office:value-type="float" office:value="15.4314411442107" calcext:value-type="float">
            <text:p>15.431441144210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.6" calcext:value-type="float">
            <text:p>3.6</text:p>
          </table:table-cell>
          <table:table-cell table:style-name="ce6" office:value-type="float" office:value="3.40255938289598" calcext:value-type="float">
            <text:p>3.40255938289598</text:p>
          </table:table-cell>
          <table:table-cell table:style-name="ce6" office:value-type="float" office:value="10.3512043716154" calcext:value-type="float">
            <text:p>10.351204371615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.94999999999999" calcext:value-type="float">
            <text:p>3.94999999999999</text:p>
          </table:table-cell>
          <table:table-cell table:style-name="ce12" office:value-type="float" office:value="1.76317911086001" calcext:value-type="float">
            <text:p>1.76317911086001</text:p>
          </table:table-cell>
          <table:table-cell table:style-name="ce12" office:value-type="float" office:value="5.32647063337129" calcext:value-type="float">
            <text:p>5.32647063337129</text:p>
          </table:table-cell>
          <table:table-cell table:number-columns-repeated="1002"/>
        </table:table-row>
        <table:table-row table:style-name="ro1"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2.72014803980689" calcext:value-type="float">
            <text:p>2.72014803980689</text:p>
          </table:table-cell>
          <table:table-cell table:style-name="ce10" office:value-type="float" office:value="11.0336157341299" calcext:value-type="float">
            <text:p>11.0336157341299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2.18707058411336" calcext:value-type="float">
            <text:p>2.18707058411336</text:p>
          </table:table-cell>
          <table:table-cell table:style-name="ce10" office:value-type="float" office:value="8.84654513420407" calcext:value-type="float">
            <text:p>8.8465451342040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949999999999999" calcext:value-type="float">
            <text:p>0.949999999999999</text:p>
          </table:table-cell>
          <table:table-cell table:style-name="ce6" office:value-type="float" office:value="4.17977081579942" calcext:value-type="float">
            <text:p>4.17977081579942</text:p>
          </table:table-cell>
          <table:table-cell table:style-name="ce6" office:value-type="float" office:value="19.6404612710658" calcext:value-type="float">
            <text:p>19.640461271065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.7" calcext:value-type="float">
            <text:p>3.7</text:p>
          </table:table-cell>
          <table:table-cell table:style-name="ce6" office:value-type="float" office:value="3.37891506789265" calcext:value-type="float">
            <text:p>3.37891506789265</text:p>
          </table:table-cell>
          <table:table-cell table:style-name="ce6" office:value-type="float" office:value="13.7537637545113" calcext:value-type="float">
            <text:p>13.753763754511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.89999999999999" calcext:value-type="float">
            <text:p>3.89999999999999</text:p>
          </table:table-cell>
          <table:table-cell table:style-name="ce12" office:value-type="float" office:value="1.75689526236279" calcext:value-type="float">
            <text:p>1.75689526236279</text:p>
          </table:table-cell>
          <table:table-cell table:style-name="ce12" office:value-type="float" office:value="7.08964974423131" calcext:value-type="float">
            <text:p>7.08964974423131</text:p>
          </table:table-cell>
          <table:table-cell table:number-columns-repeated="1002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70501570025816" calcext:value-type="float">
            <text:p>2.70501570025816</text:p>
          </table:table-cell>
          <table:table-cell table:style-name="ce10" office:value-type="float" office:value="13.7537637739368" calcext:value-type="float">
            <text:p>13.753763773936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17733171798707" calcext:value-type="float">
            <text:p>2.17733171798707</text:p>
          </table:table-cell>
          <table:table-cell table:style-name="ce10" office:value-type="float" office:value="11.0336157183174" calcext:value-type="float">
            <text:p>11.033615718317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4.12188298050769" calcext:value-type="float">
            <text:p>4.12188298050769</text:p>
          </table:table-cell>
          <table:table-cell table:style-name="ce6" office:value-type="float" office:value="23.8202320868652" calcext:value-type="float">
            <text:p>23.820232086865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.8" calcext:value-type="float">
            <text:p>3.8</text:p>
          </table:table-cell>
          <table:table-cell table:style-name="ce6" office:value-type="float" office:value="3.35543505674682" calcext:value-type="float">
            <text:p>3.35543505674682</text:p>
          </table:table-cell>
          <table:table-cell table:style-name="ce6" office:value-type="float" office:value="17.132678822404" calcext:value-type="float">
            <text:p>17.13267882240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.84999999999999" calcext:value-type="float">
            <text:p>3.84999999999999</text:p>
          </table:table-cell>
          <table:table-cell table:style-name="ce12" office:value-type="float" office:value="1.75063380906734" calcext:value-type="float">
            <text:p>1.75063380906734</text:p>
          </table:table-cell>
          <table:table-cell table:style-name="ce12" office:value-type="float" office:value="8.8465450065941" calcext:value-type="float">
            <text:p>8.8465450065941</text:p>
          </table:table-cell>
          <table:table-cell table:number-columns-repeated="1002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68996754278218" calcext:value-type="float">
            <text:p>2.68996754278218</text:p>
          </table:table-cell>
          <table:table-cell table:style-name="ce10" office:value-type="float" office:value="16.458779474195" calcext:value-type="float">
            <text:p>16.45877947419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1676362183228" calcext:value-type="float">
            <text:p>2.1676362183228</text:p>
          </table:table-cell>
          <table:table-cell table:style-name="ce10" office:value-type="float" office:value="13.2109474363045" calcext:value-type="float">
            <text:p>13.210947436304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.25" calcext:value-type="float">
            <text:p>1.25</text:p>
          </table:table-cell>
          <table:table-cell table:style-name="ce6" office:value-type="float" office:value="4.09324104898187" calcext:value-type="float">
            <text:p>4.09324104898187</text:p>
          </table:table-cell>
          <table:table-cell table:style-name="ce6" office:value-type="float" office:value="27.9421150673729" calcext:value-type="float">
            <text:p>27.942115067372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.9" calcext:value-type="float">
            <text:p>3.9</text:p>
          </table:table-cell>
          <table:table-cell table:style-name="ce6" office:value-type="float" office:value="3.33211820771437" calcext:value-type="float">
            <text:p>3.33211820771437</text:p>
          </table:table-cell>
          <table:table-cell table:style-name="ce6" office:value-type="float" office:value="20.4881138791508" calcext:value-type="float">
            <text:p>20.488113879150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.79999999999999" calcext:value-type="float">
            <text:p>3.79999999999999</text:p>
          </table:table-cell>
          <table:table-cell table:style-name="ce12" office:value-type="float" office:value="1.74439467115869" calcext:value-type="float">
            <text:p>1.74439467115869</text:p>
          </table:table-cell>
          <table:table-cell table:style-name="ce12" office:value-type="float" office:value="10.5971788156614" calcext:value-type="float">
            <text:p>10.5971788156614</text:p>
          </table:table-cell>
          <table:table-cell table:number-columns-repeated="1002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67500309906928" calcext:value-type="float">
            <text:p>2.67500309906928</text:p>
          </table:table-cell>
          <table:table-cell table:style-name="ce10" office:value-type="float" office:value="19.1487470169772" calcext:value-type="float">
            <text:p>19.148747016977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15798389201286" calcext:value-type="float">
            <text:p>2.15798389201286</text:p>
          </table:table-cell>
          <table:table-cell table:style-name="ce10" office:value-type="float" office:value="15.3785836546273" calcext:value-type="float">
            <text:p>15.378583654627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4.06479654674366" calcext:value-type="float">
            <text:p>4.06479654674366</text:p>
          </table:table-cell>
          <table:table-cell table:style-name="ce6" office:value-type="float" office:value="32.0353561163547" calcext:value-type="float">
            <text:p>32.035356116354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.30896338698514" calcext:value-type="float">
            <text:p>3.30896338698514</text:p>
          </table:table-cell>
          <table:table-cell table:style-name="ce6" office:value-type="float" office:value="23.8202320868652" calcext:value-type="float">
            <text:p>23.82023208686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.74999999999999" calcext:value-type="float">
            <text:p>3.74999999999999</text:p>
          </table:table-cell>
          <table:table-cell table:style-name="ce12" office:value-type="float" office:value="1.73817776910637" calcext:value-type="float">
            <text:p>1.73817776910637</text:p>
          </table:table-cell>
          <table:table-cell table:style-name="ce12" office:value-type="float" office:value="12.3415734868201" calcext:value-type="float">
            <text:p>12.3415734868201</text:p>
          </table:table-cell>
          <table:table-cell table:number-columns-repeated="1002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66012190341497" calcext:value-type="float">
            <text:p>2.66012190341497</text:p>
          </table:table-cell>
          <table:table-cell table:style-name="ce10" office:value-type="float" office:value="21.8237501160465" calcext:value-type="float">
            <text:p>21.823750116046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14837454680943" calcext:value-type="float">
            <text:p>2.14837454680943</text:p>
          </table:table-cell>
          <table:table-cell table:style-name="ce10" office:value-type="float" office:value="17.5365675466402" calcext:value-type="float">
            <text:p>17.536567546640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.55" calcext:value-type="float">
            <text:p>1.55</text:p>
          </table:table-cell>
          <table:table-cell table:style-name="ce6" office:value-type="float" office:value="4.03654947379305" calcext:value-type="float">
            <text:p>4.03654947379305</text:p>
          </table:table-cell>
          <table:table-cell table:style-name="ce6" office:value-type="float" office:value="36.1001526630984" calcext:value-type="float">
            <text:p>36.100152663098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.1" calcext:value-type="float">
            <text:p>4.1</text:p>
          </table:table-cell>
          <table:table-cell table:style-name="ce6" office:value-type="float" office:value="3.28596946862779" calcext:value-type="float">
            <text:p>3.28596946862779</text:p>
          </table:table-cell>
          <table:table-cell table:style-name="ce6" office:value-type="float" office:value="27.1291954738503" calcext:value-type="float">
            <text:p>27.129195473850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.69999999999999" calcext:value-type="float">
            <text:p>3.69999999999999</text:p>
          </table:table-cell>
          <table:table-cell table:style-name="ce12" office:value-type="float" office:value="1.73198302366331" calcext:value-type="float">
            <text:p>1.73198302366331</text:p>
          </table:table-cell>
          <table:table-cell table:style-name="ce12" office:value-type="float" office:value="14.0797512559265" calcext:value-type="float">
            <text:p>14.0797512559265</text:p>
          </table:table-cell>
          <table:table-cell table:number-columns-repeated="1002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64532349270555" calcext:value-type="float">
            <text:p>2.64532349270555</text:p>
          </table:table-cell>
          <table:table-cell table:style-name="ce10" office:value-type="float" office:value="24.4838720194614" calcext:value-type="float">
            <text:p>24.483872019461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13880799132078" calcext:value-type="float">
            <text:p>2.13880799132078</text:p>
          </table:table-cell>
          <table:table-cell table:style-name="ce10" office:value-type="float" office:value="19.6849420934496" calcext:value-type="float">
            <text:p>19.684942093449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3.98064518588266" calcext:value-type="float">
            <text:p>3.98064518588266</text:p>
          </table:table-cell>
          <table:table-cell table:style-name="ce6" office:value-type="float" office:value="40.1367021368915" calcext:value-type="float">
            <text:p>40.136702136891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.15" calcext:value-type="float">
            <text:p>4.15</text:p>
          </table:table-cell>
          <table:table-cell table:style-name="ce6" office:value-type="float" office:value="3.26313533453506" calcext:value-type="float">
            <text:p>3.26313533453506</text:p>
          </table:table-cell>
          <table:table-cell table:style-name="ce6" office:value-type="float" office:value="30.4151649424781" calcext:value-type="float">
            <text:p>30.415164942478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.64999999999999" calcext:value-type="float">
            <text:p>3.64999999999999</text:p>
          </table:table-cell>
          <table:table-cell table:style-name="ce12" office:value-type="float" office:value="1.72581035586488" calcext:value-type="float">
            <text:p>1.72581035586488</text:p>
          </table:table-cell>
          <table:table-cell table:style-name="ce12" office:value-type="float" office:value="15.8117342795898" calcext:value-type="float">
            <text:p>15.8117342795898</text:p>
          </table:table-cell>
          <table:table-cell table:number-columns-repeated="1002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6306074064036" calcext:value-type="float">
            <text:p>2.6306074064036</text:p>
          </table:table-cell>
          <table:table-cell table:style-name="ce10" office:value-type="float" office:value="27.129195512167" calcext:value-type="float">
            <text:p>27.12919551216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12928403500743" calcext:value-type="float">
            <text:p>2.12928403500743</text:p>
          </table:table-cell>
          <table:table-cell table:style-name="ce10" office:value-type="float" office:value="21.8237500847704" calcext:value-type="float">
            <text:p>21.823750084770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.8" calcext:value-type="float">
            <text:p>1.8</text:p>
          </table:table-cell>
          <table:table-cell table:style-name="ce6" office:value-type="float" office:value="3.95298468038511" calcext:value-type="float">
            <text:p>3.95298468038511</text:p>
          </table:table-cell>
          <table:table-cell table:style-name="ce6" office:value-type="float" office:value="44.1173473227741" calcext:value-type="float">
            <text:p>44.117347322774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.2" calcext:value-type="float">
            <text:p>4.2</text:p>
          </table:table-cell>
          <table:table-cell table:style-name="ce6" office:value-type="float" office:value="3.24045987436937" calcext:value-type="float">
            <text:p>3.24045987436937</text:p>
          </table:table-cell>
          <table:table-cell table:style-name="ce6" office:value-type="float" office:value="33.6783002770132" calcext:value-type="float">
            <text:p>33.678300277013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.59999999999999" calcext:value-type="float">
            <text:p>3.59999999999999</text:p>
          </table:table-cell>
          <table:table-cell table:style-name="ce12" office:value-type="float" office:value="1.7196596870279" calcext:value-type="float">
            <text:p>1.7196596870279</text:p>
          </table:table-cell>
          <table:table-cell table:style-name="ce12" office:value-type="float" office:value="17.5375446354547" calcext:value-type="float">
            <text:p>17.5375446354547</text:p>
          </table:table-cell>
          <table:table-cell table:number-columns-repeated="1002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61597318653373" calcext:value-type="float">
            <text:p>2.61597318653373</text:p>
          </table:table-cell>
          <table:table-cell table:style-name="ce10" office:value-type="float" office:value="29.7598029185706" calcext:value-type="float">
            <text:p>29.759802918570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11980248817834" calcext:value-type="float">
            <text:p>2.11980248817834</text:p>
          </table:table-cell>
          <table:table-cell table:style-name="ce10" office:value-type="float" office:value="23.9530341197778" calcext:value-type="float">
            <text:p>23.953034119777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.9" calcext:value-type="float">
            <text:p>1.9</text:p>
          </table:table-cell>
          <table:table-cell table:style-name="ce6" office:value-type="float" office:value="3.92551483919" calcext:value-type="float">
            <text:p>3.92551483919</text:p>
          </table:table-cell>
          <table:table-cell table:style-name="ce6" office:value-type="float" office:value="48.0703320031592" calcext:value-type="float">
            <text:p>48.070332003159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.25" calcext:value-type="float">
            <text:p>4.25</text:p>
          </table:table-cell>
          <table:table-cell table:style-name="ce6" office:value-type="float" office:value="3.21794198550889" calcext:value-type="float">
            <text:p>3.21794198550889</text:p>
          </table:table-cell>
          <table:table-cell table:style-name="ce6" office:value-type="float" office:value="36.9187601513826" calcext:value-type="float">
            <text:p>36.9187601513826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.54999999999999" calcext:value-type="float">
            <text:p>3.54999999999999</text:p>
          </table:table-cell>
          <table:table-cell table:style-name="ce12" office:value-type="float" office:value="1.71353093874957" calcext:value-type="float">
            <text:p>1.71353093874957</text:p>
          </table:table-cell>
          <table:table-cell table:style-name="ce12" office:value-type="float" office:value="19.2572043224826" calcext:value-type="float">
            <text:p>19.2572043224826</text:p>
          </table:table-cell>
          <table:table-cell table:number-columns-repeated="1002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60142037766829" calcext:value-type="float">
            <text:p>2.60142037766829</text:p>
          </table:table-cell>
          <table:table-cell table:style-name="ce10" office:value-type="float" office:value="32.3757761051043" calcext:value-type="float">
            <text:p>32.375776105104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11036316198718" calcext:value-type="float">
            <text:p>2.11036316198718</text:p>
          </table:table-cell>
          <table:table-cell table:style-name="ce10" office:value-type="float" office:value="26.0728366079562" calcext:value-type="float">
            <text:p>26.072836607956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.89823566229735" calcext:value-type="float">
            <text:p>3.89823566229735</text:p>
          </table:table-cell>
          <table:table-cell table:style-name="ce6" office:value-type="float" office:value="51.9958468423492" calcext:value-type="float">
            <text:p>51.995846842349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.3" calcext:value-type="float">
            <text:p>4.3</text:p>
          </table:table-cell>
          <table:table-cell table:style-name="ce6" office:value-type="float" office:value="3.19558057299387" calcext:value-type="float">
            <text:p>3.19558057299387</text:p>
          </table:table-cell>
          <table:table-cell table:style-name="ce6" office:value-type="float" office:value="40.1367021368915" calcext:value-type="float">
            <text:p>40.1367021368915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.5" calcext:value-type="float">
            <text:p>3.5</text:p>
          </table:table-cell>
          <table:table-cell table:style-name="ce12" office:value-type="float" office:value="1.70742403290655" calcext:value-type="float">
            <text:p>1.70742403290655</text:p>
          </table:table-cell>
          <table:table-cell table:style-name="ce12" office:value-type="float" office:value="20.9707352612322" calcext:value-type="float">
            <text:p>20.9707352612322</text:p>
          </table:table-cell>
          <table:table-cell table:number-columns-repeated="1002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58694852691318" calcext:value-type="float">
            <text:p>2.58694852691318</text:p>
          </table:table-cell>
          <table:table-cell table:style-name="ce10" office:value-type="float" office:value="34.9771964827726" calcext:value-type="float">
            <text:p>34.977196482772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1009658684285" calcext:value-type="float">
            <text:p>2.1009658684285</text:p>
          </table:table-cell>
          <table:table-cell table:style-name="ce10" office:value-type="float" office:value="28.1831997699433" calcext:value-type="float">
            <text:p>28.183199769943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3.84424695480783" calcext:value-type="float">
            <text:p>3.84424695480783</text:p>
          </table:table-cell>
          <table:table-cell table:style-name="ce6" office:value-type="float" office:value="55.8940825046466" calcext:value-type="float">
            <text:p>55.894082504646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4.35" calcext:value-type="float">
            <text:p>4.35</text:p>
          </table:table-cell>
          <table:table-cell table:style-name="ce6" office:value-type="float" office:value="3.1733745494734" calcext:value-type="float">
            <text:p>3.1733745494734</text:p>
          </table:table-cell>
          <table:table-cell table:style-name="ce6" office:value-type="float" office:value="43.3322827098853" calcext:value-type="float">
            <text:p>43.332282709885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3.45" calcext:value-type="float">
            <text:p>3.45</text:p>
          </table:table-cell>
          <table:table-cell table:style-name="ce12" office:value-type="float" office:value="1.7013388916539" calcext:value-type="float">
            <text:p>1.7013388916539</text:p>
          </table:table-cell>
          <table:table-cell table:style-name="ce12" office:value-type="float" office:value="22.6781592941387" calcext:value-type="float">
            <text:p>22.6781592941387</text:p>
          </table:table-cell>
          <table:table-cell table:number-columns-repeated="1002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57255718389381" calcext:value-type="float">
            <text:p>2.57255718389381</text:p>
          </table:table-cell>
          <table:table-cell table:style-name="ce10" office:value-type="float" office:value="37.5641450096858" calcext:value-type="float">
            <text:p>37.564145009685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09161042033407" calcext:value-type="float">
            <text:p>2.09161042033407</text:p>
          </table:table-cell>
          <table:table-cell table:style-name="ce10" office:value-type="float" office:value="30.2841656383718" calcext:value-type="float">
            <text:p>30.284165638371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3.81753424642464" calcext:value-type="float">
            <text:p>3.81753424642464</text:p>
          </table:table-cell>
          <table:table-cell table:style-name="ce6" office:value-type="float" office:value="59.7383294594544" calcext:value-type="float">
            <text:p>59.738329459454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3.15132283515257" calcext:value-type="float">
            <text:p>3.15132283515257</text:p>
          </table:table-cell>
          <table:table-cell table:style-name="ce6" office:value-type="float" office:value="46.5056572593587" calcext:value-type="float">
            <text:p>46.505657259358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.4" calcext:value-type="float">
            <text:p>3.4</text:p>
          </table:table-cell>
          <table:table-cell table:style-name="ce12" office:value-type="float" office:value="1.69527543742413" calcext:value-type="float">
            <text:p>1.69527543742413</text:p>
          </table:table-cell>
          <table:table-cell table:style-name="ce12" office:value-type="float" office:value="24.3794981857926" calcext:value-type="float">
            <text:p>24.3794981857926</text:p>
          </table:table-cell>
          <table:table-cell table:number-columns-repeated="1002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558245900741" calcext:value-type="float">
            <text:p>2.558245900741</text:p>
          </table:table-cell>
          <table:table-cell table:style-name="ce10" office:value-type="float" office:value="40.1367021935796" calcext:value-type="float">
            <text:p>40.1367021935796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08229663136907" calcext:value-type="float">
            <text:p>2.08229663136907</text:p>
          </table:table-cell>
          <table:table-cell table:style-name="ce10" office:value-type="float" office:value="32.3757760587059" calcext:value-type="float">
            <text:p>32.375776058705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.3" calcext:value-type="float">
            <text:p>2.3</text:p>
          </table:table-cell>
          <table:table-cell table:style-name="ce6" office:value-type="float" office:value="3.79100566916338" calcext:value-type="float">
            <text:p>3.79100566916338</text:p>
          </table:table-cell>
          <table:table-cell table:style-name="ce6" office:value-type="float" office:value="63.555863705879" calcext:value-type="float">
            <text:p>63.55586370587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.45" calcext:value-type="float">
            <text:p>4.45</text:p>
          </table:table-cell>
          <table:table-cell table:style-name="ce6" office:value-type="float" office:value="3.12942435773993" calcext:value-type="float">
            <text:p>3.12942435773993</text:p>
          </table:table-cell>
          <table:table-cell table:style-name="ce6" office:value-type="float" office:value="49.6569800945113" calcext:value-type="float">
            <text:p>49.6569800945113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3.35" calcext:value-type="float">
            <text:p>3.35</text:p>
          </table:table-cell>
          <table:table-cell table:style-name="ce12" office:value-type="float" office:value="1.68923359292619" calcext:value-type="float">
            <text:p>1.68923359292619</text:p>
          </table:table-cell>
          <table:table-cell table:style-name="ce12" office:value-type="float" office:value="26.0747736232167" calcext:value-type="float">
            <text:p>26.0747736232167</text:p>
          </table:table-cell>
          <table:table-cell table:number-columns-repeated="1002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54401423207714" calcext:value-type="float">
            <text:p>2.54401423207714</text:p>
          </table:table-cell>
          <table:table-cell table:style-name="ce10" office:value-type="float" office:value="42.6949480943206" calcext:value-type="float">
            <text:p>42.694948094320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07302431602844" calcext:value-type="float">
            <text:p>2.07302431602844</text:p>
          </table:table-cell>
          <table:table-cell table:style-name="ce10" office:value-type="float" office:value="34.458072690075" calcext:value-type="float">
            <text:p>34.45807269007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3.76466122302405" calcext:value-type="float">
            <text:p>3.76466122302405</text:p>
          </table:table-cell>
          <table:table-cell table:style-name="ce6" office:value-type="float" office:value="67.3468693750424" calcext:value-type="float">
            <text:p>67.346869375042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3.10767805239536" calcext:value-type="float">
            <text:p>3.10767805239536</text:p>
          </table:table-cell>
          <table:table-cell table:style-name="ce6" office:value-type="float" office:value="52.7864044522512" calcext:value-type="float">
            <text:p>52.7864044522512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.3" calcext:value-type="float">
            <text:p>3.3</text:p>
          </table:table-cell>
          <table:table-cell table:style-name="ce12" office:value-type="float" office:value="1.68321328114449" calcext:value-type="float">
            <text:p>1.68321328114449</text:p>
          </table:table-cell>
          <table:table-cell table:style-name="ce12" office:value-type="float" office:value="27.7640072161429" calcext:value-type="float">
            <text:p>27.7640072161429</text:p>
          </table:table-cell>
          <table:table-cell table:number-columns-repeated="1002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52986173500226" calcext:value-type="float">
            <text:p>2.52986173500226</text:p>
          </table:table-cell>
          <table:table-cell table:style-name="ce10" office:value-type="float" office:value="45.2389623263977" calcext:value-type="float">
            <text:p>45.238962326397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06379328963313" calcext:value-type="float">
            <text:p>2.06379328963313</text:p>
          </table:table-cell>
          <table:table-cell table:style-name="ce10" office:value-type="float" office:value="36.5310970061034" calcext:value-type="float">
            <text:p>36.531097006103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3.71252245790711" calcext:value-type="float">
            <text:p>3.71252245790711</text:p>
          </table:table-cell>
          <table:table-cell table:style-name="ce6" office:value-type="float" office:value="71.1115305980665" calcext:value-type="float">
            <text:p>71.111530598066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4.55" calcext:value-type="float">
            <text:p>4.55</text:p>
          </table:table-cell>
          <table:table-cell table:style-name="ce6" office:value-type="float" office:value="3.0860828616783" calcext:value-type="float">
            <text:p>3.0860828616783</text:p>
          </table:table-cell>
          <table:table-cell table:style-name="ce6" office:value-type="float" office:value="55.8940825046466" calcext:value-type="float">
            <text:p>55.8940825046466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3.25" calcext:value-type="float">
            <text:p>3.25</text:p>
          </table:table-cell>
          <table:table-cell table:style-name="ce12" office:value-type="float" office:value="1.67721442533791" calcext:value-type="float">
            <text:p>1.67721442533791</text:p>
          </table:table-cell>
          <table:table-cell table:style-name="ce12" office:value-type="float" office:value="29.4472204972874" calcext:value-type="float">
            <text:p>29.4472204972874</text:p>
          </table:table-cell>
          <table:table-cell table:number-columns-repeated="1002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51578796908027" calcext:value-type="float">
            <text:p>2.51578796908027</text:p>
          </table:table-cell>
          <table:table-cell table:style-name="ce10" office:value-type="float" office:value="47.7688240614" calcext:value-type="float">
            <text:p>47.768824061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05460336832649" calcext:value-type="float">
            <text:p>2.05460336832649</text:p>
          </table:table-cell>
          <table:table-cell table:style-name="ce10" office:value-type="float" office:value="38.5948902957365" calcext:value-type="float">
            <text:p>38.594890295736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.6" calcext:value-type="float">
            <text:p>2.6</text:p>
          </table:table-cell>
          <table:table-cell table:style-name="ce6" office:value-type="float" office:value="3.68672507003116" calcext:value-type="float">
            <text:p>3.68672507003116</text:p>
          </table:table-cell>
          <table:table-cell table:style-name="ce6" office:value-type="float" office:value="74.8240530559736" calcext:value-type="float">
            <text:p>74.824053055973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4.6" calcext:value-type="float">
            <text:p>4.6</text:p>
          </table:table-cell>
          <table:table-cell table:style-name="ce6" office:value-type="float" office:value="3.06463773549632" calcext:value-type="float">
            <text:p>3.06463773549632</text:p>
          </table:table-cell>
          <table:table-cell table:style-name="ce6" office:value-type="float" office:value="58.9801653663249" calcext:value-type="float">
            <text:p>58.9801653663249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1.67123694903884" calcext:value-type="float">
            <text:p>1.67123694903884</text:p>
          </table:table-cell>
          <table:table-cell table:style-name="ce12" office:value-type="float" office:value="31.1244349226253" calcext:value-type="float">
            <text:p>31.1244349226253</text:p>
          </table:table-cell>
          <table:table-cell table:number-columns-repeated="1002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50179249632524" calcext:value-type="float">
            <text:p>2.50179249632524</text:p>
          </table:table-cell>
          <table:table-cell table:style-name="ce10" office:value-type="float" office:value="50.2846120304803" calcext:value-type="float">
            <text:p>50.284612030480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04545436907054" calcext:value-type="float">
            <text:p>2.04545436907054</text:p>
          </table:table-cell>
          <table:table-cell table:style-name="ce10" office:value-type="float" office:value="40.649493664063" calcext:value-type="float">
            <text:p>40.64949366406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.7" calcext:value-type="float">
            <text:p>2.7</text:p>
          </table:table-cell>
          <table:table-cell table:style-name="ce6" office:value-type="float" office:value="3.6611055039584" calcext:value-type="float">
            <text:p>3.6611055039584</text:p>
          </table:table-cell>
          <table:table-cell table:style-name="ce6" office:value-type="float" office:value="78.5107781260047" calcext:value-type="float">
            <text:p>78.510778126004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.65" calcext:value-type="float">
            <text:p>4.65</text:p>
          </table:table-cell>
          <table:table-cell table:style-name="ce6" office:value-type="float" office:value="3.04334163105406" calcext:value-type="float">
            <text:p>3.04334163105406</text:p>
          </table:table-cell>
          <table:table-cell table:style-name="ce6" office:value-type="float" office:value="62.0448031018212" calcext:value-type="float">
            <text:p>62.044803101821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.15" calcext:value-type="float">
            <text:p>3.15</text:p>
          </table:table-cell>
          <table:table-cell table:style-name="ce12" office:value-type="float" office:value="1.66528077605219" calcext:value-type="float">
            <text:p>1.66528077605219</text:p>
          </table:table-cell>
          <table:table-cell table:style-name="ce12" office:value-type="float" office:value="32.7956718716641" calcext:value-type="float">
            <text:p>32.7956718716641</text:p>
          </table:table-cell>
          <table:table-cell table:number-columns-repeated="1002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48787488118781" calcext:value-type="float">
            <text:p>2.48787488118781</text:p>
          </table:table-cell>
          <table:table-cell table:style-name="ce10" office:value-type="float" office:value="52.7864045268055" calcext:value-type="float">
            <text:p>52.786404526805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03634610964237" calcext:value-type="float">
            <text:p>2.03634610964237</text:p>
          </table:table-cell>
          <table:table-cell table:style-name="ce10" office:value-type="float" office:value="42.6949480331336" calcext:value-type="float">
            <text:p>42.694948033133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.8" calcext:value-type="float">
            <text:p>2.8</text:p>
          </table:table-cell>
          <table:table-cell table:style-name="ce6" office:value-type="float" office:value="3.6356637596888" calcext:value-type="float">
            <text:p>3.6356637596888</text:p>
          </table:table-cell>
          <table:table-cell table:style-name="ce6" office:value-type="float" office:value="82.1718836299631" calcext:value-type="float">
            <text:p>82.171883629963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.7" calcext:value-type="float">
            <text:p>4.7</text:p>
          </table:table-cell>
          <table:table-cell table:style-name="ce6" office:value-type="float" office:value="3.02219351280251" calcext:value-type="float">
            <text:p>3.02219351280251</text:p>
          </table:table-cell>
          <table:table-cell table:style-name="ce6" office:value-type="float" office:value="65.0881447328753" calcext:value-type="float">
            <text:p>65.0881447328753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3.1" calcext:value-type="float">
            <text:p>3.1</text:p>
          </table:table-cell>
          <table:table-cell table:style-name="ce12" office:value-type="float" office:value="1.65934583045444" calcext:value-type="float">
            <text:p>1.65934583045444</text:p>
          </table:table-cell>
          <table:table-cell table:style-name="ce12" office:value-type="float" office:value="34.4609526477163" calcext:value-type="float">
            <text:p>34.4609526477163</text:p>
          </table:table-cell>
          <table:table-cell table:number-columns-repeated="1002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47403469054158" calcext:value-type="float">
            <text:p>2.47403469054158</text:p>
          </table:table-cell>
          <table:table-cell table:style-name="ce10" office:value-type="float" office:value="55.2742794079933" calcext:value-type="float">
            <text:p>55.274279407993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0272784086305" calcext:value-type="float">
            <text:p>2.0272784086305</text:p>
          </table:table-cell>
          <table:table-cell table:style-name="ce10" office:value-type="float" office:value="44.7312941427759" calcext:value-type="float">
            <text:p>44.731294142775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.9" calcext:value-type="float">
            <text:p>2.9</text:p>
          </table:table-cell>
          <table:table-cell table:style-name="ce6" office:value-type="float" office:value="3.58531154800737" calcext:value-type="float">
            <text:p>3.58531154800737</text:p>
          </table:table-cell>
          <table:table-cell table:style-name="ce6" office:value-type="float" office:value="85.8075473896519" calcext:value-type="float">
            <text:p>85.807547389651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.75" calcext:value-type="float">
            <text:p>4.75</text:p>
          </table:table-cell>
          <table:table-cell table:style-name="ce6" office:value-type="float" office:value="3.0011923523887" calcext:value-type="float">
            <text:p>3.0011923523887</text:p>
          </table:table-cell>
          <table:table-cell table:style-name="ce6" office:value-type="float" office:value="68.1103382456778" calcext:value-type="float">
            <text:p>68.110338245677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.05" calcext:value-type="float">
            <text:p>3.05</text:p>
          </table:table-cell>
          <table:table-cell table:style-name="ce12" office:value-type="float" office:value="1.65343203659263" calcext:value-type="float">
            <text:p>1.65343203659263</text:p>
          </table:table-cell>
          <table:table-cell table:style-name="ce12" office:value-type="float" office:value="36.1202984781708" calcext:value-type="float">
            <text:p>36.1202984781708</text:p>
          </table:table-cell>
          <table:table-cell table:number-columns-repeated="1002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46027149366966" calcext:value-type="float">
            <text:p>2.46027149366966</text:p>
          </table:table-cell>
          <table:table-cell table:style-name="ce10" office:value-type="float" office:value="57.7483140985349" calcext:value-type="float">
            <text:p>57.748314098534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01825108543124" calcext:value-type="float">
            <text:p>2.01825108543124</text:p>
          </table:table-cell>
          <table:table-cell table:style-name="ce10" office:value-type="float" office:value="46.7585725514064" calcext:value-type="float">
            <text:p>46.758572551406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.56039811685409" calcext:value-type="float">
            <text:p>3.56039811685409</text:p>
          </table:table-cell>
          <table:table-cell table:style-name="ce6" office:value-type="float" office:value="89.3928589376593" calcext:value-type="float">
            <text:p>89.392858937659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4.8" calcext:value-type="float">
            <text:p>4.8</text:p>
          </table:table-cell>
          <table:table-cell table:style-name="ce6" office:value-type="float" office:value="2.98033712860564" calcext:value-type="float">
            <text:p>2.98033712860564</text:p>
          </table:table-cell>
          <table:table-cell table:style-name="ce6" office:value-type="float" office:value="71.1115305980665" calcext:value-type="float">
            <text:p>71.1115305980665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.64753931908344" calcext:value-type="float">
            <text:p>1.64753931908344</text:p>
          </table:table-cell>
          <table:table-cell table:style-name="ce12" office:value-type="float" office:value="37.7737305147634" calcext:value-type="float">
            <text:p>37.7737305147634</text:p>
          </table:table-cell>
          <table:table-cell table:number-columns-repeated="1002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44658486225127" calcext:value-type="float">
            <text:p>2.44658486225127</text:p>
          </table:table-cell>
          <table:table-cell table:style-name="ce10" office:value-type="float" office:value="60.2085855922046" calcext:value-type="float">
            <text:p>60.208585592204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00926396024515" calcext:value-type="float">
            <text:p>2.00926396024515</text:p>
          </table:table-cell>
          <table:table-cell table:style-name="ce10" office:value-type="float" office:value="48.7768236368377" calcext:value-type="float">
            <text:p>48.7768236368377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.1" calcext:value-type="float">
            <text:p>3.1</text:p>
          </table:table-cell>
          <table:table-cell table:style-name="ce6" office:value-type="float" office:value="3.53565641437631" calcext:value-type="float">
            <text:p>3.53565641437631</text:p>
          </table:table-cell>
          <table:table-cell table:style-name="ce6" office:value-type="float" office:value="92.9532570545134" calcext:value-type="float">
            <text:p>92.953257054513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4.85" calcext:value-type="float">
            <text:p>4.85</text:p>
          </table:table-cell>
          <table:table-cell table:style-name="ce6" office:value-type="float" office:value="2.95962682734269" calcext:value-type="float">
            <text:p>2.95962682734269</text:p>
          </table:table-cell>
          <table:table-cell table:style-name="ce6" office:value-type="float" office:value="74.0918677266721" calcext:value-type="float">
            <text:p>74.091867726672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.95" calcext:value-type="float">
            <text:p>2.95</text:p>
          </table:table-cell>
          <table:table-cell table:style-name="ce12" office:value-type="float" office:value="1.64166760281221" calcext:value-type="float">
            <text:p>1.64166760281221</text:p>
          </table:table-cell>
          <table:table-cell table:style-name="ce12" office:value-type="float" office:value="39.4212698338469" calcext:value-type="float">
            <text:p>39.4212698338469</text:p>
          </table:table-cell>
          <table:table-cell table:number-columns-repeated="1002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43297437034841" calcext:value-type="float">
            <text:p>2.43297437034841</text:p>
          </table:table-cell>
          <table:table-cell table:style-name="ce10" office:value-type="float" office:value="62.6551704544558" calcext:value-type="float">
            <text:p>62.6551704544558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00031685407338" calcext:value-type="float">
            <text:p>2.00031685407338</text:p>
          </table:table-cell>
          <table:table-cell table:style-name="ce10" office:value-type="float" office:value="50.7860875970828" calcext:value-type="float">
            <text:p>50.7860875970828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.2" calcext:value-type="float">
            <text:p>3.2</text:p>
          </table:table-cell>
          <table:table-cell table:style-name="ce6" office:value-type="float" office:value="3.51108653111031" calcext:value-type="float">
            <text:p>3.51108653111031</text:p>
          </table:table-cell>
          <table:table-cell table:style-name="ce6" office:value-type="float" office:value="96.4889134688897" calcext:value-type="float">
            <text:p>96.4889134688897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.9" calcext:value-type="float">
            <text:p>4.9</text:p>
          </table:table-cell>
          <table:table-cell table:style-name="ce6" office:value-type="float" office:value="2.93906044153624" calcext:value-type="float">
            <text:p>2.93906044153624</text:p>
          </table:table-cell>
          <table:table-cell table:style-name="ce6" office:value-type="float" office:value="77.0514945540148" calcext:value-type="float">
            <text:p>77.0514945540148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.9" calcext:value-type="float">
            <text:p>2.9</text:p>
          </table:table-cell>
          <table:table-cell table:style-name="ce12" office:value-type="float" office:value="1.63581681293197" calcext:value-type="float">
            <text:p>1.63581681293197</text:p>
          </table:table-cell>
          <table:table-cell table:style-name="ce12" office:value-type="float" office:value="41.0629374366591" calcext:value-type="float">
            <text:p>41.0629374366591</text:p>
          </table:table-cell>
          <table:table-cell table:number-columns-repeated="1002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41943959439257" calcext:value-type="float">
            <text:p>2.41943959439257</text:p>
          </table:table-cell>
          <table:table-cell table:style-name="ce10" office:value-type="float" office:value="65.0881448248042" calcext:value-type="float">
            <text:p>65.0881448248042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.99140958871419" calcext:value-type="float">
            <text:p>1.99140958871419</text:p>
          </table:table-cell>
          <table:table-cell table:style-name="ce10" office:value-type="float" office:value="52.7864044511562" calcext:value-type="float">
            <text:p>52.7864044511562</text:p>
          </table:table-cell>
          <table:table-cell table:style-name="ce6" table:number-columns-repeated="4"/>
          <table:table-cell table:style-name="ce6" office:value-type="float" office:value="26" calcext:value-type="float">
            <text:p>26</text:p>
          </table:table-cell>
          <table:table-cell table:style-name="ce6" office:value-type="float" office:value="4.95" calcext:value-type="float">
            <text:p>4.95</text:p>
          </table:table-cell>
          <table:table-cell table:style-name="ce6" office:value-type="float" office:value="2.91863697112076" calcext:value-type="float">
            <text:p>2.91863697112076</text:p>
          </table:table-cell>
          <table:table-cell table:style-name="ce6" office:value-type="float" office:value="79.990554995551" calcext:value-type="float">
            <text:p>79.990554995551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.85" calcext:value-type="float">
            <text:p>2.85</text:p>
          </table:table-cell>
          <table:table-cell table:style-name="ce12" office:value-type="float" office:value="1.62998687486252" calcext:value-type="float">
            <text:p>1.62998687486252</text:p>
          </table:table-cell>
          <table:table-cell table:style-name="ce12" office:value-type="float" office:value="42.698754249591" calcext:value-type="float">
            <text:p>42.698754249591</text:p>
          </table:table-cell>
          <table:table-cell table:number-columns-repeated="1002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40598011317162" calcext:value-type="float">
            <text:p>2.40598011317162</text:p>
          </table:table-cell>
          <table:table-cell table:style-name="ce10" office:value-type="float" office:value="67.5075844191968" calcext:value-type="float">
            <text:p>67.507584419196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.98254198675933" calcext:value-type="float">
            <text:p>1.98254198675933</text:p>
          </table:table-cell>
          <table:table-cell table:style-name="ce10" office:value-type="float" office:value="54.7778140398704" calcext:value-type="float">
            <text:p>54.7778140398704</text:p>
          </table:table-cell>
          <table:table-cell table:style-name="ce6" table:number-columns-repeated="4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.89835542298014" calcext:value-type="float">
            <text:p>2.89835542298014</text:p>
          </table:table-cell>
          <table:table-cell table:style-name="ce6" office:value-type="float" office:value="82.9091919666718" calcext:value-type="float">
            <text:p>82.9091919666718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.8" calcext:value-type="float">
            <text:p>2.8</text:p>
          </table:table-cell>
          <table:table-cell table:style-name="ce12" office:value-type="float" office:value="1.62417771428943" calcext:value-type="float">
            <text:p>1.62417771428943</text:p>
          </table:table-cell>
          <table:table-cell table:style-name="ce12" office:value-type="float" office:value="44.3287411244536" calcext:value-type="float">
            <text:p>44.3287411244536</text:p>
          </table:table-cell>
          <table:table-cell table:number-columns-repeated="1002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3925955078166" calcext:value-type="float">
            <text:p>2.3925955078166</text:p>
          </table:table-cell>
          <table:table-cell table:style-name="ce10" office:value-type="float" office:value="69.9135645323684" calcext:value-type="float">
            <text:p>69.913564532368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.97371387159055" calcext:value-type="float">
            <text:p>1.97371387159055</text:p>
          </table:table-cell>
          <table:table-cell table:style-name="ce10" office:value-type="float" office:value="56.7603560266297" calcext:value-type="float">
            <text:p>56.7603560266297</text:p>
          </table:table-cell>
          <table:table-cell table:style-name="ce6" table:number-columns-repeated="4"/>
          <table:table-cell table:style-name="ce6" office:value-type="float" office:value="28" calcext:value-type="float">
            <text:p>2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.87821481089941" calcext:value-type="float">
            <text:p>2.87821481089941</text:p>
          </table:table-cell>
          <table:table-cell table:style-name="ce6" office:value-type="float" office:value="85.8075473896519" calcext:value-type="float">
            <text:p>85.8075473896519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.75" calcext:value-type="float">
            <text:p>2.75</text:p>
          </table:table-cell>
          <table:table-cell table:style-name="ce12" office:value-type="float" office:value="1.61838925716315" calcext:value-type="float">
            <text:p>1.61838925716315</text:p>
          </table:table-cell>
          <table:table-cell table:style-name="ce12" office:value-type="float" office:value="45.952918838743" calcext:value-type="float">
            <text:p>45.952918838743</text:p>
          </table:table-cell>
          <table:table-cell table:number-columns-repeated="1002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37928536178881" calcext:value-type="float">
            <text:p>2.37928536178881</text:p>
          </table:table-cell>
          <table:table-cell table:style-name="ce10" office:value-type="float" office:value="72.306160040185" calcext:value-type="float">
            <text:p>72.30616004018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.96492506737606" calcext:value-type="float">
            <text:p>1.96492506737606</text:p>
          </table:table-cell>
          <table:table-cell table:style-name="ce10" office:value-type="float" office:value="58.7340698982203" calcext:value-type="float">
            <text:p>58.7340698982203</text:p>
          </table:table-cell>
          <table:table-cell table:style-name="ce6" table:number-columns-repeated="4"/>
          <table:table-cell table:style-name="ce6" office:value-type="float" office:value="29" calcext:value-type="float">
            <text:p>2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.85821415551681" calcext:value-type="float">
            <text:p>2.85821415551681</text:p>
          </table:table-cell>
          <table:table-cell table:style-name="ce6" office:value-type="float" office:value="88.6857622005513" calcext:value-type="float">
            <text:p>88.6857622005513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1.61262142969803" calcext:value-type="float">
            <text:p>1.61262142969803</text:p>
          </table:table-cell>
          <table:table-cell table:style-name="ce12" office:value-type="float" office:value="47.5713080959061" calcext:value-type="float">
            <text:p>47.5713080959061</text:p>
          </table:table-cell>
          <table:table-cell table:number-columns-repeated="1002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36604926086671" calcext:value-type="float">
            <text:p>2.36604926086671</text:p>
          </table:table-cell>
          <table:table-cell table:style-name="ce10" office:value-type="float" office:value="74.6854454019738" calcext:value-type="float">
            <text:p>74.685445401973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.95617539906706" calcext:value-type="float">
            <text:p>1.95617539906706</text:p>
          </table:table-cell>
          <table:table-cell table:style-name="ce10" office:value-type="float" office:value="60.6989949655963" calcext:value-type="float">
            <text:p>60.6989949655963</text:p>
          </table:table-cell>
          <table:table-cell table:style-name="ce6" table:number-columns-repeated="4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.83835248427612" calcext:value-type="float">
            <text:p>2.83835248427612</text:p>
          </table:table-cell>
          <table:table-cell table:style-name="ce6" office:value-type="float" office:value="91.5439763560681" calcext:value-type="float">
            <text:p>91.543976356068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.65" calcext:value-type="float">
            <text:p>2.65</text:p>
          </table:table-cell>
          <table:table-cell table:style-name="ce12" office:value-type="float" office:value="1.60687415837138" calcext:value-type="float">
            <text:p>1.60687415837138</text:p>
          </table:table-cell>
          <table:table-cell table:style-name="ce12" office:value-type="float" office:value="49.1839295256042" calcext:value-type="float">
            <text:p>49.1839295256042</text:p>
          </table:table-cell>
          <table:table-cell table:number-columns-repeated="1002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35288679313315" calcext:value-type="float">
            <text:p>2.35288679313315</text:p>
          </table:table-cell>
          <table:table-cell table:style-name="ce10" office:value-type="float" office:value="77.0514946628405" calcext:value-type="float">
            <text:p>77.051494662840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.9474646923942" calcext:value-type="float">
            <text:p>1.9474646923942</text:p>
          </table:table-cell>
          <table:table-cell table:style-name="ce10" office:value-type="float" office:value="62.6551703646634" calcext:value-type="float">
            <text:p>62.6551703646634</text:p>
          </table:table-cell>
          <table:table-cell table:style-name="ce6" table:number-columns-repeated="4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.81862883137941" calcext:value-type="float">
            <text:p>2.81862883137941</text:p>
          </table:table-cell>
          <table:table-cell table:style-name="ce6" office:value-type="float" office:value="94.3823288403443" calcext:value-type="float">
            <text:p>94.3823288403443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2.6" calcext:value-type="float">
            <text:p>2.6</text:p>
          </table:table-cell>
          <table:table-cell table:style-name="ce12" office:value-type="float" office:value="1.60114736992254" calcext:value-type="float">
            <text:p>1.60114736992254</text:p>
          </table:table-cell>
          <table:table-cell table:style-name="ce12" office:value-type="float" office:value="50.7908036839756" calcext:value-type="float">
            <text:p>50.7908036839756</text:p>
          </table:table-cell>
          <table:table-cell table:number-columns-repeated="1002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33979754896247" calcext:value-type="float">
            <text:p>2.33979754896247</text:p>
          </table:table-cell>
          <table:table-cell table:style-name="ce10" office:value-type="float" office:value="79.4043814559737" calcext:value-type="float">
            <text:p>79.4043814559737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.93879277386414" calcext:value-type="float">
            <text:p>1.93879277386414</text:p>
          </table:table-cell>
          <table:table-cell table:style-name="ce10" office:value-type="float" office:value="64.6026350570576" calcext:value-type="float">
            <text:p>64.6026350570576</text:p>
          </table:table-cell>
          <table:table-cell table:style-name="ce6" table:number-columns-repeated="4"/>
          <table:table-cell table:style-name="ce6" office:value-type="float" office:value="32" calcext:value-type="float">
            <text:p>3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.79904223774004" calcext:value-type="float">
            <text:p>2.79904223774004</text:p>
          </table:table-cell>
          <table:table-cell table:style-name="ce6" office:value-type="float" office:value="97.2009576717237" calcext:value-type="float">
            <text:p>97.2009576717237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.55" calcext:value-type="float">
            <text:p>2.55</text:p>
          </table:table-cell>
          <table:table-cell table:style-name="ce12" office:value-type="float" office:value="1.59544099135196" calcext:value-type="float">
            <text:p>1.59544099135196</text:p>
          </table:table-cell>
          <table:table-cell table:style-name="ce12" office:value-type="float" office:value="52.3919510538981" calcext:value-type="float">
            <text:p>52.3919510538981</text:p>
          </table:table-cell>
          <table:table-cell table:number-columns-repeated="1002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32678112100779" calcext:value-type="float">
            <text:p>2.32678112100779</text:p>
          </table:table-cell>
          <table:table-cell table:style-name="ce10" office:value-type="float" office:value="81.7441790049362" calcext:value-type="float">
            <text:p>81.744179004936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.93015947075613" calcext:value-type="float">
            <text:p>1.93015947075613</text:p>
          </table:table-cell>
          <table:table-cell table:style-name="ce10" office:value-type="float" office:value="66.5414278309217" calcext:value-type="float">
            <text:p>66.5414278309217</text:p>
          </table:table-cell>
          <table:table-cell table:number-columns-repeated="7"/>
          <table:table-cell table:style-name="ce9"/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2.5" calcext:value-type="float">
            <text:p>2.5</text:p>
          </table:table-cell>
          <table:table-cell table:style-name="ce12" office:value-type="float" office:value="1.58975494992023" calcext:value-type="float">
            <text:p>1.58975494992023</text:p>
          </table:table-cell>
          <table:table-cell table:style-name="ce12" office:value-type="float" office:value="53.9873920452501" calcext:value-type="float">
            <text:p>53.9873920452501</text:p>
          </table:table-cell>
          <table:table-cell table:number-columns-repeated="1002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31383710418833" calcext:value-type="float">
            <text:p>2.31383710418833</text:p>
          </table:table-cell>
          <table:table-cell table:style-name="ce10" office:value-type="float" office:value="84.0709601259439" calcext:value-type="float">
            <text:p>84.0709601259439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.95" calcext:value-type="float">
            <text:p>4.95</text:p>
          </table:table-cell>
          <table:table-cell table:style-name="ce10" office:value-type="float" office:value="1.92156461111848" calcext:value-type="float">
            <text:p>1.92156461111848</text:p>
          </table:table-cell>
          <table:table-cell table:style-name="ce10" office:value-type="float" office:value="68.4715873016779" calcext:value-type="float">
            <text:p>68.4715873016779</text:p>
          </table:table-cell>
          <table:table-cell table:number-columns-repeated="7"/>
          <table:table-cell table:style-name="ce9"/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2.45" calcext:value-type="float">
            <text:p>2.45</text:p>
          </table:table-cell>
          <table:table-cell table:style-name="ce12" office:value-type="float" office:value="1.58408917314719" calcext:value-type="float">
            <text:p>1.58408917314719</text:p>
          </table:table-cell>
          <table:table-cell table:style-name="ce12" office:value-type="float" office:value="55.5771469951703" calcext:value-type="float">
            <text:p>55.5771469951703</text:p>
          </table:table-cell>
          <table:table-cell table:number-columns-repeated="1002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30096509567679" calcext:value-type="float">
            <text:p>2.30096509567679</text:p>
          </table:table-cell>
          <table:table-cell table:style-name="ce10" office:value-type="float" office:value="86.3847972301323" calcext:value-type="float">
            <text:p>86.384797230132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1.91300802376522" calcext:value-type="float">
            <text:p>1.91300802376522</text:p>
          </table:table-cell>
          <table:table-cell table:style-name="ce10" office:value-type="float" office:value="70.3931519127963" calcext:value-type="float">
            <text:p>70.3931519127963</text:p>
          </table:table-cell>
          <table:table-cell table:number-columns-repeated="7"/>
          <table:table-cell table:style-name="ce9"/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2.4" calcext:value-type="float">
            <text:p>2.4</text:p>
          </table:table-cell>
          <table:table-cell table:style-name="ce12" office:value-type="float" office:value="1.57844358881102" calcext:value-type="float">
            <text:p>1.57844358881102</text:p>
          </table:table-cell>
          <table:table-cell table:style-name="ce12" office:value-type="float" office:value="57.1612361683175" calcext:value-type="float">
            <text:p>57.1612361683175</text:p>
          </table:table-cell>
          <table:table-cell table:number-columns-repeated="1002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28816469488682" calcext:value-type="float">
            <text:p>2.28816469488682</text:p>
          </table:table-cell>
          <table:table-cell table:style-name="ce10" office:value-type="float" office:value="88.6857623258091" calcext:value-type="float">
            <text:p>88.685762325809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.85" calcext:value-type="float">
            <text:p>4.85</text:p>
          </table:table-cell>
          <table:table-cell table:style-name="ce10" office:value-type="float" office:value="1.90448953827266" calcext:value-type="float">
            <text:p>1.90448953827266</text:p>
          </table:table-cell>
          <table:table-cell table:style-name="ce10" office:value-type="float" office:value="72.3061599365616" calcext:value-type="float">
            <text:p>72.3061599365616</text:p>
          </table:table-cell>
          <table:table-cell table:number-columns-repeated="7"/>
          <table:table-cell table:style-name="ce9"/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2.35" calcext:value-type="float">
            <text:p>2.35</text:p>
          </table:table-cell>
          <table:table-cell table:style-name="ce12" office:value-type="float" office:value="1.57281812494724" calcext:value-type="float">
            <text:p>1.57281812494724</text:p>
          </table:table-cell>
          <table:table-cell table:style-name="ce12" office:value-type="float" office:value="58.7396797571285" calcext:value-type="float">
            <text:p>58.7396797571285</text:p>
          </table:table-cell>
          <table:table-cell table:number-columns-repeated="1002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27543550346057" calcext:value-type="float">
            <text:p>2.27543550346057</text:p>
          </table:table-cell>
          <table:table-cell table:style-name="ce10" office:value-type="float" office:value="90.9739270206959" calcext:value-type="float">
            <text:p>90.9739270206959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1.89600898497599" calcext:value-type="float">
            <text:p>1.89600898497599</text:p>
          </table:table-cell>
          <table:table-cell table:style-name="ce10" office:value-type="float" office:value="74.2106494748342" calcext:value-type="float">
            <text:p>74.2106494748342</text:p>
          </table:table-cell>
          <table:table-cell table:number-columns-repeated="7"/>
          <table:table-cell table:style-name="ce9"/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2.3" calcext:value-type="float">
            <text:p>2.3</text:p>
          </table:table-cell>
          <table:table-cell table:style-name="ce12" office:value-type="float" office:value="1.56721270984791" calcext:value-type="float">
            <text:p>1.56721270984791</text:p>
          </table:table-cell>
          <table:table-cell table:style-name="ce12" office:value-type="float" office:value="60.3124978820757" calcext:value-type="float">
            <text:p>60.3124978820757</text:p>
          </table:table-cell>
          <table:table-cell table:number-columns-repeated="1002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26277712525625" calcext:value-type="float">
            <text:p>2.26277712525625</text:p>
          </table:table-cell>
          <table:table-cell table:style-name="ce10" office:value-type="float" office:value="93.2493625241565" calcext:value-type="float">
            <text:p>93.249362524156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.75" calcext:value-type="float">
            <text:p>4.75</text:p>
          </table:table-cell>
          <table:table-cell table:style-name="ce10" office:value-type="float" office:value="1.88756619496589" calcext:value-type="float">
            <text:p>1.88756619496589</text:p>
          </table:table-cell>
          <table:table-cell table:style-name="ce10" office:value-type="float" office:value="76.1066584598102" calcext:value-type="float">
            <text:p>76.1066584598102</text:p>
          </table:table-cell>
          <table:table-cell table:number-columns-repeated="7"/>
          <table:table-cell table:style-name="ce9"/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2.25" calcext:value-type="float">
            <text:p>2.25</text:p>
          </table:table-cell>
          <table:table-cell table:style-name="ce12" office:value-type="float" office:value="1.56162727206059" calcext:value-type="float">
            <text:p>1.56162727206059</text:p>
          </table:table-cell>
          <table:table-cell table:style-name="ce12" office:value-type="float" office:value="61.8797105919237" calcext:value-type="float">
            <text:p>61.8797105919237</text:p>
          </table:table-cell>
          <table:table-cell table:number-columns-repeated="1002"/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25018916633585" calcext:value-type="float">
            <text:p>2.25018916633585</text:p>
          </table:table-cell>
          <table:table-cell table:style-name="ce10" office:value-type="float" office:value="95.5121396494127" calcext:value-type="float">
            <text:p>95.5121396494127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1.87916100008521" calcext:value-type="float">
            <text:p>1.87916100008521</text:p>
          </table:table-cell>
          <table:table-cell table:style-name="ce10" office:value-type="float" office:value="77.9942246547761" calcext:value-type="float">
            <text:p>77.9942246547761</text:p>
          </table:table-cell>
          <table:table-cell table:number-columns-repeated="7"/>
          <table:table-cell table:style-name="ce9"/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1.55606174038754" calcext:value-type="float">
            <text:p>1.55606174038754</text:p>
          </table:table-cell>
          <table:table-cell table:style-name="ce12" office:value-type="float" office:value="63.4413378639842" calcext:value-type="float">
            <text:p>63.4413378639842</text:p>
          </table:table-cell>
          <table:table-cell table:number-columns-repeated="1002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23767123495286" calcext:value-type="float">
            <text:p>2.23767123495286</text:p>
          </table:table-cell>
          <table:table-cell table:style-name="ce10" office:value-type="float" office:value="97.7623288157485" calcext:value-type="float">
            <text:p>97.762328815748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.65" calcext:value-type="float">
            <text:p>4.65</text:p>
          </table:table-cell>
          <table:table-cell table:style-name="ce10" office:value-type="float" office:value="1.87079323292556" calcext:value-type="float">
            <text:p>1.87079323292556</text:p>
          </table:table-cell>
          <table:table-cell table:style-name="ce10" office:value-type="float" office:value="79.8733856548613" calcext:value-type="float">
            <text:p>79.8733856548613</text:p>
          </table:table-cell>
          <table:table-cell table:number-columns-repeated="7"/>
          <table:table-cell table:style-name="ce9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.15" calcext:value-type="float">
            <text:p>2.15</text:p>
          </table:table-cell>
          <table:table-cell table:style-name="ce12" office:value-type="float" office:value="1.55051604388473" calcext:value-type="float">
            <text:p>1.55051604388473</text:p>
          </table:table-cell>
          <table:table-cell table:style-name="ce12" office:value-type="float" office:value="64.9973996043718" calcext:value-type="float">
            <text:p>64.9973996043718</text:p>
          </table:table-cell>
          <table:table-cell table:number-columns-repeated="1002"/>
        </table:table-row>
        <table:table-row table:style-name="ro1">
          <table:table-cell table:style-name="ce10" table:number-columns-repeated="4"/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1.86246272682403" calcext:value-type="float">
            <text:p>1.86246272682403</text:p>
          </table:table-cell>
          <table:table-cell table:style-name="ce10" office:value-type="float" office:value="81.7441788877869" calcext:value-type="float">
            <text:p>81.7441788877869</text:p>
          </table:table-cell>
          <table:table-cell table:number-columns-repeated="7"/>
          <table:table-cell table:style-name="ce9"/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2.1" calcext:value-type="float">
            <text:p>2.1</text:p>
          </table:table-cell>
          <table:table-cell table:style-name="ce12" office:value-type="float" office:value="1.54499011186099" calcext:value-type="float">
            <text:p>1.54499011186099</text:p>
          </table:table-cell>
          <table:table-cell table:style-name="ce12" office:value-type="float" office:value="66.5479156482565" calcext:value-type="float">
            <text:p>66.5479156482565</text:p>
          </table:table-cell>
          <table:table-cell table:number-columns-repeated="1002"/>
        </table:table-row>
        <table:table-row table:style-name="ro1">
          <table:table-cell table:style-name="ce10" table:number-columns-repeated="4"/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.55" calcext:value-type="float">
            <text:p>4.55</text:p>
          </table:table-cell>
          <table:table-cell table:style-name="ce10" office:value-type="float" office:value="1.85416931585984" calcext:value-type="float">
            <text:p>1.85416931585984</text:p>
          </table:table-cell>
          <table:table-cell table:style-name="ce10" office:value-type="float" office:value="83.6066416146109" calcext:value-type="float">
            <text:p>83.6066416146109</text:p>
          </table:table-cell>
          <table:table-cell table:number-columns-repeated="7"/>
          <table:table-cell table:style-name="ce9"/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2.05" calcext:value-type="float">
            <text:p>2.05</text:p>
          </table:table-cell>
          <table:table-cell table:style-name="ce12" office:value-type="float" office:value="1.53948387387709" calcext:value-type="float">
            <text:p>1.53948387387709</text:p>
          </table:table-cell>
          <table:table-cell table:style-name="ce12" office:value-type="float" office:value="68.0929057601175" calcext:value-type="float">
            <text:p>68.0929057601175</text:p>
          </table:table-cell>
          <table:table-cell table:number-columns-repeated="1002"/>
        </table:table-row>
        <table:table-row table:style-name="ro1">
          <table:table-cell table:style-name="ce10" table:number-columns-repeated="4"/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1.84591283485104" calcext:value-type="float">
            <text:p>1.84591283485104</text:p>
          </table:table-cell>
          <table:table-cell table:style-name="ce10" office:value-type="float" office:value="85.4608109304707" calcext:value-type="float">
            <text:p>85.4608109304707</text:p>
          </table:table-cell>
          <table:table-cell table:number-columns-repeated="7"/>
          <table:table-cell table:style-name="ce9"/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.53399725974483" calcext:value-type="float">
            <text:p>1.53399725974483</text:p>
          </table:table-cell>
          <table:table-cell table:style-name="ce12" office:value-type="float" office:value="69.6323896339946" calcext:value-type="float">
            <text:p>69.6323896339946</text:p>
          </table:table-cell>
          <table:table-cell table:number-columns-repeated="1002"/>
        </table:table-row>
        <table:table-row table:style-name="ro1">
          <table:table-cell table:style-name="ce10" table:number-columns-repeated="4"/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.45" calcext:value-type="float">
            <text:p>4.45</text:p>
          </table:table-cell>
          <table:table-cell table:style-name="ce10" office:value-type="float" office:value="1.83769311935122" calcext:value-type="float">
            <text:p>1.83769311935122</text:p>
          </table:table-cell>
          <table:table-cell table:style-name="ce10" office:value-type="float" office:value="87.3067237653217" calcext:value-type="float">
            <text:p>87.3067237653217</text:p>
          </table:table-cell>
          <table:table-cell table:number-columns-repeated="7"/>
          <table:table-cell table:style-name="ce9"/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1.95" calcext:value-type="float">
            <text:p>1.95</text:p>
          </table:table-cell>
          <table:table-cell table:style-name="ce12" office:value-type="float" office:value="1.52853019952615" calcext:value-type="float">
            <text:p>1.52853019952615</text:p>
          </table:table-cell>
          <table:table-cell table:style-name="ce12" office:value-type="float" office:value="71.1663868937394" calcext:value-type="float">
            <text:p>71.1663868937394</text:p>
          </table:table-cell>
          <table:table-cell table:number-columns-repeated="1002"/>
        </table:table-row>
        <table:table-row table:style-name="ro1">
          <table:table-cell table:style-name="ce10" table:number-columns-repeated="4"/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1.82951000564627" calcext:value-type="float">
            <text:p>1.82951000564627</text:p>
          </table:table-cell>
          <table:table-cell table:style-name="ce10" office:value-type="float" office:value="89.144416884673" calcext:value-type="float">
            <text:p>89.144416884673</text:p>
          </table:table-cell>
          <table:table-cell table:number-columns-repeated="7"/>
          <table:table-cell table:style-name="ce9"/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1.9" calcext:value-type="float">
            <text:p>1.9</text:p>
          </table:table-cell>
          <table:table-cell table:style-name="ce12" office:value-type="float" office:value="1.52308262353226" calcext:value-type="float">
            <text:p>1.52308262353226</text:p>
          </table:table-cell>
          <table:table-cell table:style-name="ce12" office:value-type="float" office:value="72.6949170932656" calcext:value-type="float">
            <text:p>72.6949170932656</text:p>
          </table:table-cell>
          <table:table-cell table:number-columns-repeated="1002"/>
        </table:table-row>
        <table:table-row table:style-name="ro1">
          <table:table-cell table:style-name="ce10" table:number-columns-repeated="4"/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.35" calcext:value-type="float">
            <text:p>4.35</text:p>
          </table:table-cell>
          <table:table-cell table:style-name="ce10" office:value-type="float" office:value="1.82136333075103" calcext:value-type="float">
            <text:p>1.82136333075103</text:p>
          </table:table-cell>
          <table:table-cell table:style-name="ce10" office:value-type="float" office:value="90.9739268903192" calcext:value-type="float">
            <text:p>90.9739268903192</text:p>
          </table:table-cell>
          <table:table-cell table:number-columns-repeated="7"/>
          <table:table-cell table:style-name="ce9"/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1.8" calcext:value-type="float">
            <text:p>1.8</text:p>
          </table:table-cell>
          <table:table-cell table:style-name="ce12" office:value-type="float" office:value="1.51765446232272" calcext:value-type="float">
            <text:p>1.51765446232272</text:p>
          </table:table-cell>
          <table:table-cell table:style-name="ce12" office:value-type="float" office:value="74.2179997167978" calcext:value-type="float">
            <text:p>74.2179997167978</text:p>
          </table:table-cell>
          <table:table-cell table:number-columns-repeated="1002"/>
        </table:table-row>
        <table:table-row table:style-name="ro1">
          <table:table-cell table:style-name="ce10" table:number-columns-repeated="4"/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1.81325293240616" calcext:value-type="float">
            <text:p>1.81325293240616</text:p>
          </table:table-cell>
          <table:table-cell table:style-name="ce10" office:value-type="float" office:value="92.7952902210703" calcext:value-type="float">
            <text:p>92.7952902210703</text:p>
          </table:table-cell>
          <table:table-cell table:number-columns-repeated="7"/>
          <table:table-cell table:style-name="ce9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1.5122456467046" calcext:value-type="float">
            <text:p>1.5122456467046</text:p>
          </table:table-cell>
          <table:table-cell table:style-name="ce12" office:value-type="float" office:value="75.7356541791205" calcext:value-type="float">
            <text:p>75.7356541791205</text:p>
          </table:table-cell>
          <table:table-cell table:number-columns-repeated="1002"/>
        </table:table-row>
        <table:table-row table:style-name="ro1">
          <table:table-cell table:style-name="ce10" table:number-columns-repeated="4"/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.25" calcext:value-type="float">
            <text:p>4.25</text:p>
          </table:table-cell>
          <table:table-cell table:style-name="ce10" office:value-type="float" office:value="1.8051786490748" calcext:value-type="float">
            <text:p>1.8051786490748</text:p>
          </table:table-cell>
          <table:table-cell table:style-name="ce10" office:value-type="float" office:value="94.6085431534764" calcext:value-type="float">
            <text:p>94.6085431534764</text:p>
          </table:table-cell>
          <table:table-cell table:number-columns-repeated="7"/>
          <table:table-cell table:style-name="ce9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1.50685610773153" calcext:value-type="float">
            <text:p>1.50685610773153</text:p>
          </table:table-cell>
          <table:table-cell table:style-name="ce12" office:value-type="float" office:value="77.2478998258251" calcext:value-type="float">
            <text:p>77.2478998258251</text:p>
          </table:table-cell>
          <table:table-cell table:number-columns-repeated="1002"/>
        </table:table-row>
        <table:table-row table:style-name="ro1">
          <table:table-cell table:style-name="ce10" table:number-columns-repeated="4"/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1.79714031993943" calcext:value-type="float">
            <text:p>1.79714031993943</text:p>
          </table:table-cell>
          <table:table-cell table:style-name="ce10" office:value-type="float" office:value="96.4137218025512" calcext:value-type="float">
            <text:p>96.4137218025512</text:p>
          </table:table-cell>
          <table:table-cell table:number-columns-repeated="7"/>
          <table:table-cell table:style-name="ce9"/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1.5014857767029" calcext:value-type="float">
            <text:p>1.5014857767029</text:p>
          </table:table-cell>
          <table:table-cell table:style-name="ce12" office:value-type="float" office:value="78.7547559335567" calcext:value-type="float">
            <text:p>78.7547559335567</text:p>
          </table:table-cell>
          <table:table-cell table:number-columns-repeated="1002"/>
        </table:table-row>
        <table:table-row table:style-name="ro1">
          <table:table-cell table:style-name="ce10" table:number-columns-repeated="4"/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.15" calcext:value-type="float">
            <text:p>4.15</text:p>
          </table:table-cell>
          <table:table-cell table:style-name="ce10" office:value-type="float" office:value="1.78913778489864" calcext:value-type="float">
            <text:p>1.78913778489864</text:p>
          </table:table-cell>
          <table:table-cell table:style-name="ce10" office:value-type="float" office:value="98.2108621224907" calcext:value-type="float">
            <text:p>98.2108621224907</text:p>
          </table:table-cell>
          <table:table-cell table:number-columns-repeated="7"/>
          <table:table-cell table:style-name="ce9"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1.4961345851629" calcext:value-type="float">
            <text:p>1.4961345851629</text:p>
          </table:table-cell>
          <table:table-cell table:style-name="ce12" office:value-type="float" office:value="80.2562417102596" calcext:value-type="float">
            <text:p>80.2562417102596</text:p>
          </table:table-cell>
          <table:table-cell table:number-columns-repeated="1002"/>
        </table:table-row>
        <table:table-row table:style-name="ro1">
          <table:table-cell table:style-name="ce9" table:number-columns-repeated="8"/>
          <table:table-cell table:number-columns-repeated="7"/>
          <table:table-cell table:style-name="ce9"/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1.49080246489973" calcext:value-type="float">
            <text:p>1.49080246489973</text:p>
          </table:table-cell>
          <table:table-cell table:style-name="ce12" office:value-type="float" office:value="81.7523762954225" calcext:value-type="float">
            <text:p>81.752376295422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8"/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1.48548934794467" calcext:value-type="float">
            <text:p>1.48548934794467</text:p>
          </table:table-cell>
          <table:table-cell table:style-name="ce12" office:value-type="float" office:value="83.2431787603222" calcext:value-type="float">
            <text:p>83.2431787603222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8"/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.48019516657125" calcext:value-type="float">
            <text:p>1.48019516657125</text:p>
          </table:table-cell>
          <table:table-cell table:style-name="ce12" office:value-type="float" office:value="84.7286681082669" calcext:value-type="float">
            <text:p>84.7286681082669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8"/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47491985329436" calcext:value-type="float">
            <text:p>1.47491985329436</text:p>
          </table:table-cell>
          <table:table-cell table:style-name="ce12" office:value-type="float" office:value="86.2088632748381" calcext:value-type="float">
            <text:p>86.2088632748381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8"/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.46966334086941" calcext:value-type="float">
            <text:p>1.46966334086941</text:p>
          </table:table-cell>
          <table:table-cell table:style-name="ce12" office:value-type="float" office:value="87.6837831281325" calcext:value-type="float">
            <text:p>87.683783128132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8"/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.46442556229146" calcext:value-type="float">
            <text:p>1.46442556229146</text:p>
          </table:table-cell>
          <table:table-cell table:style-name="ce12" office:value-type="float" office:value="89.1534464690019" calcext:value-type="float">
            <text:p>89.1534464690019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8"/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1.45920645079439" calcext:value-type="float">
            <text:p>1.45920645079439</text:p>
          </table:table-cell>
          <table:table-cell table:style-name="ce12" office:value-type="float" office:value="90.6178720312933" calcext:value-type="float">
            <text:p>90.6178720312933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8"/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1.45400593984999" calcext:value-type="float">
            <text:p>1.45400593984999</text:p>
          </table:table-cell>
          <table:table-cell table:style-name="ce12" office:value-type="float" office:value="92.0770784820877" calcext:value-type="float">
            <text:p>92.0770784820877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8"/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.44882396316719" calcext:value-type="float">
            <text:p>1.44882396316719</text:p>
          </table:table-cell>
          <table:table-cell table:style-name="ce12" office:value-type="float" office:value="93.5310844219377" calcext:value-type="float">
            <text:p>93.5310844219377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8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1.44366045469116" calcext:value-type="float">
            <text:p>1.44366045469116</text:p>
          </table:table-cell>
          <table:table-cell table:style-name="ce12" office:value-type="float" office:value="94.9799083851049" calcext:value-type="float">
            <text:p>94.9799083851049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8"/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float" office:value="1.43851534860248" calcext:value-type="float">
            <text:p>1.43851534860248</text:p>
          </table:table-cell>
          <table:table-cell table:style-name="ce12" office:value-type="float" office:value="96.4235688397961" calcext:value-type="float">
            <text:p>96.4235688397961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8"/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1.43338857931633" calcext:value-type="float">
            <text:p>1.43338857931633</text:p>
          </table:table-cell>
          <table:table-cell table:style-name="ce12" office:value-type="float" office:value="97.8620841883985" calcext:value-type="float">
            <text:p>97.862084188398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8"/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1.4282800814816" calcext:value-type="float">
            <text:p>1.4282800814816</text:p>
          </table:table-cell>
          <table:table-cell table:style-name="ce12" office:value-type="float" office:value="99.2954727677149" calcext:value-type="float">
            <text:p>99.2954727677149</text:p>
          </table:table-cell>
          <table:table-cell table:number-columns-repeated="1002"/>
        </table:table-row>
        <table:table-row table:style-name="ro1" table:number-rows-repeated="104851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fraction number:min-numerator-digits="1" loext:max-numerator-digits="4" number:min-denominator-digits="1" loext:max-denominator-value="9999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11:48:52.337140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9:13:39.644852479</meta:creation-date>
    <dc:date>2020-02-03T11:49:03.889334330</dc:date>
    <meta:editing-duration>PT14M34S</meta:editing-duration>
    <meta:editing-cycles>10</meta:editing-cycles>
    <meta:generator>LibreOffice/6.2.8.2$Linux_X86_64 LibreOffice_project/20$Build-2</meta:generator>
    <meta:document-statistic meta:table-count="1" meta:cell-count="847" meta:object-count="0"/>
  </office:meta>
</office:document-meta>
</file>